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 fo:line-height="115%"/>
      <style:text-properties fo:font-size="14pt" officeooo:rsid="001c45fd" officeooo:paragraph-rsid="001c45fd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fo:font-weight="bold" officeooo:rsid="00207f16" officeooo:paragraph-rsid="0020912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/>
      <style:text-properties fo:font-weight="bold" officeooo:rsid="00207f16" officeooo:paragraph-rsid="0020912b" style:font-weight-asian="bold" style:font-weight-complex="bold"/>
    </style:style>
    <style:style style:name="P4" style:family="paragraph" style:parent-style-name="Heading_20_1">
      <style:text-properties officeooo:rsid="001ad224" officeooo:paragraph-rsid="001ad224"/>
    </style:style>
    <style:style style:name="P5" style:family="paragraph" style:parent-style-name="Heading_20_3">
      <style:paragraph-properties fo:line-height="115%"/>
      <style:text-properties officeooo:rsid="001ad224" officeooo:paragraph-rsid="001ad224"/>
    </style:style>
    <style:style style:name="P6" style:family="paragraph" style:parent-style-name="Standard" style:list-style-name="List_20_1">
      <style:paragraph-properties fo:margin-top="0.1189in" fo:margin-bottom="0.1189in" style:contextual-spacing="false" fo:line-height="115%"/>
      <style:text-properties officeooo:paragraph-rsid="001c45fd"/>
    </style:style>
    <style:style style:name="P7" style:family="paragraph" style:parent-style-name="Standard" style:list-style-name="List_20_1">
      <style:paragraph-properties fo:margin-top="0.0398in" fo:margin-bottom="0.0398in" style:contextual-spacing="false" fo:line-height="115%"/>
      <style:text-properties officeooo:paragraph-rsid="0028a3dc"/>
    </style:style>
    <style:style style:name="P8" style:family="paragraph" style:parent-style-name="Standard" style:list-style-name="List_20_1">
      <style:paragraph-properties fo:line-height="115%"/>
      <style:text-properties officeooo:paragraph-rsid="002aa223"/>
    </style:style>
    <style:style style:name="P9" style:family="paragraph" style:parent-style-name="Standard">
      <style:paragraph-properties fo:line-height="115%"/>
      <style:text-properties officeooo:paragraph-rsid="0020912b"/>
    </style:style>
    <style:style style:name="P10" style:family="paragraph" style:parent-style-name="Standard">
      <style:paragraph-properties fo:line-height="115%"/>
      <style:text-properties officeooo:paragraph-rsid="002aa223"/>
    </style:style>
    <style:style style:name="P11" style:family="paragraph" style:parent-style-name="Standard" style:list-style-name="List_20_1">
      <style:paragraph-properties fo:margin-top="0.1189in" fo:margin-bottom="0.1189in" style:contextual-spacing="false" fo:line-height="115%"/>
      <style:text-properties fo:font-size="14pt" officeooo:paragraph-rsid="001c45fd" style:font-size-asian="14pt" style:font-size-complex="14pt"/>
    </style:style>
    <style:style style:name="P12" style:family="paragraph" style:parent-style-name="Text_20_body">
      <style:paragraph-properties fo:line-height="115%"/>
      <style:text-properties officeooo:paragraph-rsid="002770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aa223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c45fd" style:font-size-asian="14pt" style:font-size-complex="14pt"/>
    </style:style>
    <style:style style:name="T6" style:family="text">
      <style:text-properties fo:font-size="14pt" officeooo:rsid="00277055" style:font-size-asian="14pt" style:font-size-complex="14pt"/>
    </style:style>
    <style:style style:name="T7" style:family="text">
      <style:text-properties fo:font-size="14pt" officeooo:rsid="0028a3dc" style:font-size-asian="14pt" style:font-size-complex="14pt"/>
    </style:style>
    <style:style style:name="T8" style:family="text">
      <style:text-properties fo:font-size="14pt" officeooo:rsid="002aa223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c45f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62210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8a3dc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20912b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1c45fd" style:font-size-asian="14pt" style:font-weight-asian="normal" style:font-size-complex="14pt" style:font-weight-complex="normal"/>
    </style:style>
    <style:style style:name="T16" style:family="text">
      <style:text-properties officeooo:rsid="00243abb"/>
    </style:style>
    <style:style style:name="T17" style:family="text">
      <style:text-properties officeooo:rsid="002770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Реферат на тему “Анализ сервисов <text:span text:style-name="T16">для сопровождения ПО</text:span>”</text:h>
      <text:h text:style-name="P5" text:outline-level="3" text:is-list-header="true">Крылов А.В. ИКПИ-11</text:h>
      <text:p text:style-name="P12"><text:span text:style-name="T11">Сопровождение ПО</text:span><text:span text:style-name="T5"> — </text:span><text:span text:style-name="T4">это одна из фаз жизненного цикла программного обеспечения, следующая за фазой передачи ПО в эксплуатацию. В ходе сопровождения в программу вносятся изменения, </text:span><text:span text:style-name="T6">исправляющие</text:span><text:span text:style-name="T4"> обнаруженные в процессе использования дефекты и недоработки, а также для добавления новой функциональности, с целью повысить удобство использования и применимость ПО</text:span><text:span text:style-name="T5">. </text:span><text:span text:style-name="Strong_20_Emphasis"><text:span text:style-name="T15">Целью сопровождения ПО</text:span></text:span><text:span text:style-name="T15"> </text:span><text:span text:style-name="T5">является обеспечение стабильной и эффективной работы программного обеспечения, удовлетворение потребностей пользователей и повышение конкурентоспособности компании.</text:span></text:p>
      <text:p text:style-name="P1"><text:span text:style-name="T17">Разновидности сопровождения ПО</text:span>: </text:p>
      <text:list text:style-name="List_20_1">
        <text:list-item>
          <text:p text:style-name="P7"><text:span text:style-name="T12">Корректировка ошибок</text:span><text:span text:style-name="T5"> – </text:span><text:span text:style-name="T7">э</text:span><text:span text:style-name="T5">то вид сопровождения ПО, который включает в себя исправление ошибок, обнаруженных в работе программного обеспечения. Ошибки могут возникать из-за неправильной работы программы, некорректного ввода данных пользователем или других причин. Корректировка ошибок необходима для того, чтобы обеспечить стабильную работу ПО и избежать потери данных и клиентов.</text:span></text:p>
        </text:list-item>
        <text:list-item>
          <text:p text:style-name="P6"><text:span text:style-name="T10">Обновление и модификация ПО</text:span><text:span text:style-name="T5"> – </text:span><text:span text:style-name="T7">э</text:span><text:span text:style-name="T5">то вид сопровождения ПО, который включает в себя добавление новых функций, исправление ошибок, улучшение производительности и безопасности программного обеспечения. Обновление и модификация ПО необходимы для того, чтобы компания могла использовать новые технологии и функции, которые могут улучшить ее работу и конкурентоспособность.</text:span></text:p>
        </text:list-item>
        <text:list-item>
          <text:p text:style-name="P6"><text:span text:style-name="T10">Техническая поддержка пользователей</text:span><text:span text:style-name="T5"> – </text:span><text:span text:style-name="T7">э</text:span><text:span text:style-name="T5">то вид сопровождения ПО, который включает в себя помощь пользователям в работе с программным обеспечением. Техническая поддержка может включать в себя ответы на вопросы пользователей, помощь в установке и настройке ПО, а также решение проблем, связанных с работой программы.</text:span></text:p>
        </text:list-item>
        <text:list-item>
          <text:p text:style-name="P11"><text:span text:style-name="T1">Мониторинг и анализ работы ПО</text:span><text:span text:style-name="T2"> – </text:span><text:span text:style-name="T3">это вид сопровождения ПО, который включает в себя наблюдение за работой программного обеспечения и анализ его </text:span><text:soft-page-break/><text:span text:style-name="T3">производительности. Мониторинг и анализ необходимы для того, чтобы выявлять проблемы в работе ПО и принимать меры по их устранению. Кроме того, мониторинг и анализ могут помочь компании оптимизировать работу ПО и улучшить ее производительность.</text:span></text:p>
        </text:list-item>
      </text:list>
      <text:p text:style-name="P10" loext:marker-style-name="T4"><text:span text:style-name="T4">Примеры сервисов для сопровождения ПО:</text:span></text:p>
      <text:list text:continue-numbering="true" text:style-name="List_20_1">
        <text:list-item>
          <text:p text:style-name="P8" loext:marker-style-name="T4"><text:span text:style-name="T9">Системы отслеживания ошибок</text:span><text:span text:style-name="T4"> – </text:span><text:span text:style-name="T8">п</text:span><text:span text:style-name="T4">рограмм</text:span><text:span text:style-name="T8">ы</text:span><text:span text:style-name="T4"> такого типа позволяют разработчикам отслеживать ошибки, предложения по улучшению и другие задачи, связанные с разработкой и сопровождением программного обеспечения. Примеры: Jira, Redmine, Bugzilla.</text:span></text:p>
        </text:list-item>
        <text:list-item>
          <text:p text:style-name="P8" loext:marker-style-name="T4"><text:span text:style-name="T9">Системы управления версиями</text:span><text:span text:style-name="T4"> – </text:span><text:span text:style-name="T8">эти</text:span><text:span text:style-name="T4"> системы помогают в управлении изменениями в исходном коде и других ресурсах программного обеспечения. Примеры: Git, Subversion, Mercurial.</text:span></text:p>
        </text:list-item>
        <text:list-item>
          <text:p text:style-name="P8" loext:marker-style-name="T4"><text:span text:style-name="T9">Системы управления конфигурацией</text:span><text:span text:style-name="T4"> – </text:span><text:span text:style-name="T8">э</text:span><text:span text:style-name="T4">т</text:span><text:span text:style-name="T8">и</text:span><text:span text:style-name="T4"> системы позволяют автоматизировать управление конфигурациями и развертывание программного обеспечения. Примеры: Ansible, Puppet, Chef.</text:span></text:p>
        </text:list-item>
        <text:list-item>
          <text:p text:style-name="P8" loext:marker-style-name="T4"><text:span text:style-name="T9">Системы мониторинга и аналитики</text:span><text:span text:style-name="T4"> – </text:span><text:span text:style-name="T8">э</text:span><text:span text:style-name="T4">т</text:span><text:span text:style-name="T8">и</text:span><text:span text:style-name="T4"> системы предоставляют возможности мониторинга производительности и доступности программного обеспечения, а также анализа его работы. Примеры: Prometheus, Grafana, Datadog.</text:span></text:p>
        </text:list-item>
        <text:list-item>
          <text:p text:style-name="P8" loext:marker-style-name="T4"><text:span text:style-name="T9">Системы автоматического тестирования</text:span><text:span text:style-name="T4"> – </text:span><text:span text:style-name="T8">э</text:span><text:span text:style-name="T4">ти системы автоматизируют процессы тестирования программного обеспечения для выявления ошибок и недочетов. Примеры: Selenium, JUnit, PyTest.</text:span></text:p>
        </text:list-item>
      </text:list>
      <text:p text:style-name="P10" loext:marker-style-name="T4"><text:span text:style-name="T4"/></text:p>
      <text:p text:style-name="P2">Вывод:</text:p>
      <text:p text:style-name="P9"><text:span text:style-name="T13">В современном мире бизнесу необходимо оперировать новыми технологиями и использовать современное программное обеспечение. Однако, для успешной работы ПО нуждается в постоянном сопровождении и обновлении. Необслуживаемое ПО может привести к серьезным проблемам, таким как нарушение законодательства, утечка данных, потеря доверия клиентов и доходности компании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21:07:15.395684467</meta:creation-date>
    <meta:generator>LibreOffice/24.2.3.2$Linux_X86_64 LibreOffice_project/420$Build-2</meta:generator>
    <dc:date>2024-05-15T03:52:03.819610979</dc:date>
    <meta:editing-duration>PT12M23S</meta:editing-duration>
    <meta:editing-cycles>4</meta:editing-cycles>
    <meta:document-statistic meta:table-count="0" meta:image-count="0" meta:object-count="0" meta:page-count="2" meta:paragraph-count="16" meta:word-count="432" meta:character-count="3476" meta:non-whitespace-character-count="3057"/>
  </office:meta>
</office:document-meta>
</file>